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F1D4E20C.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automatic-styles>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font-size="18pt" fo:font-weight="bold"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10"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1b0376" officeooo:paragraph-rsid="001b0376" fo:hyphenate="true" fo:hyphenation-remain-char-count="2" fo:hyphenation-push-char-count="2"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6.102in" style:type="right" style:leader-style="dotted" style:leader-text="."/>
        </style:tab-stops>
      </style:paragraph-properties>
    </style:style>
    <style:style style:name="P12" style:family="paragraph" style:parent-style-name="Contents_20_2">
      <style:paragraph-properties>
        <style:tab-stops>
          <style:tab-stop style:position="5.9055in" style:type="right" style:leader-style="dotted" style:leader-text="."/>
        </style:tab-stops>
      </style:paragraph-properties>
    </style:style>
    <style:style style:name="P13" style:family="paragraph" style:parent-style-name="Contents_20_3">
      <style:paragraph-properties>
        <style:tab-stops>
          <style:tab-stop style:position="5.7091in" style:type="right" style:leader-style="dotted" style:leader-text="."/>
        </style:tab-stops>
      </style:paragraph-properties>
    </style:style>
    <style:style style:name="P14"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5" style:family="paragraph" style:parent-style-name="Heading_20_1" style:master-page-name="Arabische_20_Seitenzahlen">
      <style:paragraph-properties style:page-number="1"/>
      <style:text-properties fo:font-size="14pt" fo:font-weight="bold" style:font-size-asian="14pt" style:font-weight-asian="bold" style:font-size-complex="14pt" style:font-weight-complex="bold"/>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154573" officeooo:paragraph-rsid="00154573"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Text_20_body">
      <style:paragraph-properties fo:margin-top="0.0783in" fo:margin-bottom="0.0783in" style:contextual-spacing="false" fo:line-height="150%" fo:text-align="justify" style:justify-single-word="false" style:shadow="none"/>
    </style:style>
    <style:style style:name="P20" style:family="paragraph" style:parent-style-name="Heading_20_1">
      <style:paragraph-properties fo:break-before="page"/>
    </style:style>
    <style:style style:name="P21" style:family="paragraph" style:parent-style-name="Text_20_body">
      <style:paragraph-properties fo:margin-top="0.0783in" fo:margin-bottom="0.0783in" style:contextual-spacing="false" fo:line-height="150%" fo:text-align="justify" style:justify-single-word="false" style:shadow="none"/>
      <style:text-properties officeooo:rsid="001f8665" officeooo:paragraph-rsid="001f8665"/>
    </style:style>
    <style:style style:name="P22" style:family="paragraph" style:parent-style-name="Text_20_body">
      <style:paragraph-properties fo:margin-top="0.0783in" fo:margin-bottom="0.0783in" style:contextual-spacing="false" fo:line-height="150%" fo:text-align="justify" style:justify-single-word="false" style:shadow="none"/>
      <style:text-properties officeooo:rsid="001e4193" officeooo:paragraph-rsid="001e4193"/>
    </style:style>
    <style:style style:name="P23" style:family="paragraph" style:parent-style-name="Text_20_body">
      <style:text-properties officeooo:rsid="0021faaf" officeooo:paragraph-rsid="0021faaf"/>
    </style:style>
    <style:style style:name="P24" style:family="paragraph" style:parent-style-name="Text_20_body">
      <style:text-properties fo:language="en" fo:country="US" officeooo:rsid="002325c3" officeooo:paragraph-rsid="002325c3"/>
    </style:style>
    <style:style style:name="P25" style:family="paragraph" style:parent-style-name="Text_20_body">
      <style:text-properties fo:language="en" fo:country="US" officeooo:rsid="00239ede" officeooo:paragraph-rsid="00239ede"/>
    </style:style>
    <style:style style:name="P26" style:family="paragraph" style:parent-style-name="Text_20_body">
      <style:text-properties officeooo:rsid="00252c85" officeooo:paragraph-rsid="00252c85"/>
    </style:style>
    <style:style style:name="P27" style:family="paragraph" style:parent-style-name="Text_20_body">
      <style:text-properties officeooo:rsid="001ba2fa" officeooo:paragraph-rsid="001ba2fa"/>
    </style:style>
    <style:style style:name="P28" style:family="paragraph" style:parent-style-name="Heading_20_1">
      <style:paragraph-properties fo:break-before="page"/>
      <style:text-properties fo:language="nl" fo:country="NL"/>
    </style:style>
    <style:style style:name="P29" style:family="paragraph" style:parent-style-name="Heading_20_1">
      <style:paragraph-properties fo:break-before="page"/>
      <style:text-properties fo:font-size="14pt" fo:font-weight="bold" officeooo:rsid="0018b452" officeooo:paragraph-rsid="0018b452" style:font-size-asian="14pt" style:font-weight-asian="bold" style:font-size-complex="14pt" style:font-weight-complex="bold"/>
    </style:style>
    <style:style style:name="P30" style:family="paragraph" style:parent-style-name="Text_20_body">
      <style:text-properties fo:font-size="14pt" fo:font-weight="bold" officeooo:rsid="0018b452" officeooo:paragraph-rsid="0018b452" style:font-size-asian="14pt" style:font-weight-asian="bold" style:font-size-complex="14pt" style:font-weight-complex="bold"/>
    </style:style>
    <style:style style:name="P31" style:family="paragraph" style:parent-style-name="Heading_20_1">
      <style:text-properties fo:font-size="14pt" fo:font-weight="bold" style:font-size-asian="14pt" style:font-weight-asian="bold" style:font-size-complex="14pt" style:font-weight-complex="bold"/>
    </style:style>
    <style:style style:name="P32" style:family="paragraph" style:parent-style-name="Text_20_body">
      <style:paragraph-properties fo:margin-top="0.0783in" fo:margin-bottom="0in" style:contextual-spacing="false" fo:line-height="150%" fo:text-align="justify" style:justify-single-word="false" style:shadow="none"/>
    </style:style>
    <style:style style:name="P33" style:family="paragraph" style:parent-style-name="Text_20_body" style:list-style-name="L1">
      <style:paragraph-properties fo:margin-top="0.0783in" fo:margin-bottom="0in" style:contextual-spacing="false" fo:line-height="150%" fo:text-align="justify" style:justify-single-word="false" style:shadow="none"/>
    </style:style>
    <style:style style:name="P34" style:family="paragraph" style:parent-style-name="Text_20_body">
      <style:paragraph-properties fo:margin-top="0.0783in" fo:margin-bottom="0.0783in" style:contextual-spacing="false" fo:line-height="150%" fo:text-align="justify" style:justify-single-word="false" style:shadow="none"/>
      <style:text-properties fo:font-style="normal" style:font-style-asian="normal" style:font-style-complex="normal"/>
    </style:style>
    <style:style style:name="P35" style:family="paragraph" style:parent-style-name="Heading_20_1" style:master-page-name="Römische_20_Seitenzahlen">
      <style:paragraph-properties style:page-number="4"/>
      <style:text-properties officeooo:rsid="00190250" officeooo:paragraph-rsid="00190250"/>
    </style:style>
    <style:style style:name="P36"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37"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38"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T1" style:family="text">
      <style:text-properties officeooo:rsid="00079e75"/>
    </style:style>
    <style:style style:name="T2" style:family="text">
      <style:text-properties officeooo:rsid="001f1830"/>
    </style:style>
    <style:style style:name="T3" style:family="text">
      <style:text-properties officeooo:rsid="001a4127"/>
    </style:style>
    <style:style style:name="T4" style:family="text">
      <style:text-properties fo:language="nl" fo:country="NL"/>
    </style:style>
    <style:style style:name="T5" style:family="text">
      <style:text-properties officeooo:rsid="000abca4"/>
    </style:style>
    <style:style style:name="T6" style:family="text">
      <style:text-properties officeooo:rsid="00121cca"/>
    </style:style>
    <style:style style:name="T7" style:family="text">
      <style:text-properties officeooo:rsid="00140da7"/>
    </style:style>
    <style:style style:name="T8" style:family="text">
      <style:text-properties officeooo:rsid="00134889"/>
    </style:style>
    <style:style style:name="T9" style:family="text">
      <style:text-properties officeooo:rsid="00171e72"/>
    </style:style>
    <style:style style:name="T10" style:family="text">
      <style:text-properties officeooo:rsid="0017e568"/>
    </style:style>
    <style:style style:name="T11" style:family="text">
      <style:text-properties fo:language="nl" fo:country="NL" officeooo:rsid="00171e72"/>
    </style:style>
    <style:style style:name="T12" style:family="text">
      <style:text-properties fo:language="nl" fo:country="NL" officeooo:rsid="0018b452"/>
    </style:style>
    <style:style style:name="T13" style:family="text">
      <style:text-properties officeooo:rsid="001c559e"/>
    </style:style>
    <style:style style:name="T14" style:family="text">
      <style:text-properties officeooo:rsid="00239ede"/>
    </style:style>
    <style:style style:name="T15" style:family="text">
      <style:text-properties officeooo:rsid="00252c85"/>
    </style:style>
    <style:style style:name="T16" style:family="text">
      <style:text-properties officeooo:rsid="0026e5e5"/>
    </style:style>
    <style:style style:name="T17" style:family="text">
      <style:text-properties fo:language="nl" fo:country="NL" officeooo:rsid="0017e568"/>
    </style:style>
    <style:style style:name="T18" style:family="text">
      <style:text-properties officeooo:rsid="0018b452"/>
    </style:style>
    <style:style style:name="T19" style:family="text">
      <style:text-properties style:font-name="Times New Roman" fo:font-size="12pt"/>
    </style:style>
    <style:style style:name="T20" style:family="text">
      <style:text-properties style:font-name="Times New Roman" fo:font-size="12pt" fo:language="nl" fo:country="NL"/>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1">Written</text:span> <text:span text:style-name="T1">report</text:span>:</text:p>
      <text:p text:style-name="P6">[Titel]</text:p>
      <text:p text:style-name="P5">[ggf. Untertitel]<text:line-break/></text:p>
      <text:p text:style-name="P7"><text:line-break/></text:p>
      <text:p text:style-name="P7"/>
      <text:p text:style-name="P7"/>
      <text:p text:style-name="P8"><text:span text:style-name="T1">Written by</text:span>:</text:p>
      <text:p text:style-name="P8"> </text:p>
      <text:p text:style-name="P9">Daniel Gelderblom</text:p>
      <text:p text:style-name="P10">Otto-Hahn-Straße 118</text:p>
      <text:p text:style-name="P9">40<text:span text:style-name="T2">591</text:span> Düsseldorf</text:p>
      <text:p text:style-name="P8"> </text:p>
      <text:p text:style-name="P8">Matrikelnummer: <text:span text:style-name="T1">3131057</text:span></text:p>
      <text:p text:style-name="P8">Fachsemester: <text:span text:style-name="T3">6</text:span></text:p>
      <text:p text:style-name="P8"> </text:p>
      <text:p text:style-name="P8">Abgabedatum: TT.MM.JJJJ</text:p>
      <text:p text:style-name="P8"> </text:p>
      <text:p text:style-name="P8">Modul: <text:span text:style-name="T1">CL2A</text:span></text:p>
      <text:p text:style-name="P8">Seminar/Vorlesung: <text:span text:style-name="T1">Advanced Python for NLP</text:span></text:p>
      <text:p text:style-name="P8">Semester: <text:span text:style-name="T1">Sommersemester 2024</text:span></text:p>
      <text:p text:style-name="P8">Dozent/Dozentin: <text:span text:style-name="T1">Dr. Rainer Osswald, Dr. Yulia Zinova</text:span> </text:p>
      <text:p text:style-name="P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able of Content</text:p>
          </text:index-title>
          <text:p text:style-name="P11">asdf<text:tab/><text:span text:style-name="Page_20_Number">I</text:span></text:p>
          <text:p text:style-name="P11">Tabellenverzeichnis<text:tab/><text:span text:style-name="Page_20_Number">II</text:span></text:p>
          <text:p text:style-name="P11">Abkürzungsverzeichnis<text:tab/><text:span text:style-name="Page_20_Number">III</text:span></text:p>
          <text:p text:style-name="P11">1. Introduction<text:tab/><text:span text:style-name="Page_20_Number">1</text:span></text:p>
          <text:p text:style-name="P11">2. Previous Research<text:tab/><text:span text:style-name="Page_20_Number">2</text:span></text:p>
          <text:p text:style-name="P12">2.1 Unterkapitel Hauptteil<text:tab/>2</text:p>
          <text:p text:style-name="P12">2.2 Unterkapitel Hauptteil<text:tab/>2</text:p>
          <text:p text:style-name="P12">2.3 Unterkapitel Hauptteil<text:tab/>2</text:p>
          <text:p text:style-name="P11"><text:soft-page-break/>3. Selection of features<text:tab/><text:span text:style-name="Page_20_Number">2</text:span></text:p>
          <text:p text:style-name="P11">4. Methodology<text:tab/><text:span text:style-name="Page_20_Number">3</text:span></text:p>
          <text:p text:style-name="P12">4.1 Data acquirement?<text:tab/>3</text:p>
          <text:p text:style-name="P12">4.2 Data processing<text:tab/>3</text:p>
          <text:p text:style-name="P12">4.3 Feature extraction<text:tab/>3</text:p>
          <text:p text:style-name="P12">4.4 Classification<text:tab/>3</text:p>
          <text:p text:style-name="P11">5. Outcomes and Discussion<text:tab/><text:span text:style-name="Page_20_Number">4</text:span></text:p>
          <text:p text:style-name="P12">5.1 Unterkapitel Hauptteil<text:tab/>4</text:p>
          <text:p text:style-name="P13">4.1.1 Unterkapitel Hauptteil<text:tab/>4</text:p>
          <text:p text:style-name="P13">4.1.2 Unterkapitel Hauptteil<text:tab/>4</text:p>
          <text:p text:style-name="P13">4.1.3 Unterkapitel Hauptteil<text:tab/>4</text:p>
          <text:p text:style-name="P12">4.2 Unterkapitel Hauptteil<text:tab/>4</text:p>
          <text:p text:style-name="P11">6. Limitations<text:tab/><text:span text:style-name="Page_20_Number">5</text:span></text:p>
          <text:p text:style-name="P11">8. Conclusion<text:tab/><text:span text:style-name="Page_20_Number">5</text:span></text:p>
          <text:p text:style-name="P11">Literature<text:tab/><text:span text:style-name="Page_20_Number">IV</text:span></text:p>
          <text:p text:style-name="P11">Anhang<text:tab/><text:span text:style-name="Page_20_Number">V</text:span></text:p>
          <text:p text:style-name="P11">Eidesstattliche Erklärung<text:tab/><text:span text:style-name="Page_20_Number">VI</text:span></text:p>
        </text:index-body>
      </text:table-of-content>
      <text:p text:style-name="P14"><text:span text:style-name="T4"/></text:p>
      <text:h text:style-name="P15" text:outline-level="1"><text:bookmark-start text:name="__RefHeading___Toc766_752984773"/>1. <text:span text:style-name="T5">Introduction</text:span><text:bookmark-end text:name="__RefHeading___Toc766_752984773"/></text:h>
      <text:p text:style-name="P16"/>
      <text:p text:style-name="P17"><text:span text:style-name="T6">Language and politics are two inherently related topics. Politicians make use of rhetorical means in order to convince the population of their point of view or even to convince other party members to vote with them. </text:span><text:span text:style-name="T7">There are two research areas arising from this. The first one is the difference between everyday language and political language in general. The second one is the difference in language between different parties and places on the political spectrum. </text:span><text:span text:style-name="T8">As more populist parties </text:span><text:span text:style-name="T7">were entering</text:span><text:span text:style-name="T8"> the parliaments in Europe, </text:span><text:span text:style-name="T7">especially the latter has become more and more relevant. Thus, this project will dive into this classification from a computation-linguistical point of view.</text:span></text:p>
      <text:p text:style-name="P18">By building a classifier based solely on hand-crafted linguistical features, several questions will be tackled. To begin with, the question will be if it is even possible to build a classifier which performs significantly better than the baseline from just a handful of features. Furthermore, we will see which preprocessing steps and hyperparameters give the best outcome. And finally, I will get into the question which parties can be told apart more and which ones less reliably.</text:p>
      <text:p text:style-name="P18">I will <text:span text:style-name="T9">structure this report in the following way. First, I will go into previous research, both from the linguistic and from the computational side. Second, there is going to be a paragraph about </text:span><text:span text:style-name="T10">the choice of features followed by one about </text:span><text:span text:style-name="T9">my methodology and the structure of my classification. Third, I will write about the outcomes and the implications of my research. In the end, I will discuss the limitations and possibilities for future research </text:span><text:span text:style-name="T2">and conclude this report</text:span><text:span text:style-name="T9">.</text:span></text:p>
      <text:p text:style-name="P19"><text:span text:style-name="T4"/></text:p>
      <text:h text:style-name="P20" text:outline-level="1"><text:bookmark-start text:name="__RefHeading___Toc768_752984773"/><text:span text:style-name="T4">2. </text:span><text:span text:style-name="T11">Previous </text:span><text:span text:style-name="T12">R</text:span><text:span text:style-name="T11">esearch</text:span><text:bookmark-end text:name="__RefHeading___Toc768_752984773"/></text:h>
      <text:h text:style-name="Heading_20_2" text:outline-level="2"><text:bookmark-start text:name="__RefHeading___Toc770_752984773"/>2.1 <text:span text:style-name="T13">Language differences between political parties</text:span><text:bookmark-end text:name="__RefHeading___Toc770_752984773"/></text:h>
      <text:p text:style-name="P21">Most of the studies about language differences in politics take a look at the complexity of language</text:p>
      <text:p text:style-name="P19"/>
      <text:h text:style-name="Heading_20_2" text:outline-level="2"><text:bookmark-start text:name="__RefHeading___Toc772_752984773"/>2.2 <text:span text:style-name="T13">Previous classification attempts of parliament speeches</text:span><text:bookmark-end text:name="__RefHeading___Toc772_752984773"/></text:h>
      <text:p text:style-name="P22">Several works have tried to classify parliament speeches by party affiliation before.</text:p>
      <text:p text:style-name="P19"/>
      <text:h text:style-name="Heading_20_2" text:outline-level="2">2.3 Summary and motivation <text:span text:style-name="T13">for own work</text:span></text:h>
      <text:p text:style-name="Text_20_body"/>
      <text:p text:style-name="P19"/>
      <text:p text:style-name="P19"/>
      <text:p text:style-name="P19"/>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865_3324465605"/><text:soft-page-break/>3. Selection of features<text:bookmark-end text:name="__RefHeading___Toc865_3324465605"/></text:h>
      <text:p text:style-name="P23">There were three main strategies to get to linguistic features. First, previously identified features of political speech in general were employed. Second, different measures of language complexity were looked at. Third, the author’s own hypotheses were tested. Word fields as a potentially helpful means of classification was not looked at deliberately, as <text:span text:style-name="T14">this feature</text:span> is not of exclusively linguistic nature.</text:p>
      <text:h text:style-name="Heading_20_2" text:outline-level="2">3.1 Features of political speech</text:h>
      <text:p text:style-name="P24">“We” and “you” in one sentence is a contrast used quite frequently in political speech (Longobardi <text:span text:style-name="T14">2013:237</text:span>). In this <text:span text:style-name="T14">work</text:span> with the German pronouns “wir” and “Sie” it is <text:span text:style-name="T14">used as a feature. </text:span><text:span text:style-name="T15">To account for different document lengths, the number is averaged over the number of sentences.</text:span></text:p>
      <text:p text:style-name="P25">The frequent use of pronouns in general is also common in political speech. This is also due to wanting to create a contrast towards the political opponent (Kulo 2009:PAGE). For the classification, the pronouns “ich” (first person singular), “wir” (first person plural) and “Sie” (second person singular and plural in polite form) were used. <text:span text:style-name="T15">All three are used as a per-token share.</text:span></text:p>
      <text:h text:style-name="Heading_20_2" text:outline-level="2">3.2 Measures of complexity</text:h>
      <text:p text:style-name="P26">Oya (2011:PAGE) suggests syntactic dependency distance as a measure for language complexity. In Cheung et al. (1992:56) the simpler metric of sentence length is employed. Both are used as an average for every speech.</text:p>
      <text:h text:style-name="Heading_20_2" text:outline-level="2">3.3 Other features</text:h>
      <text:p text:style-name="P26">As potential metrics for different speaking styles and emotionality, questions, exclamations <text:span text:style-name="T16">and sentences including a negation</text:span> are <text:span text:style-name="T16">taken</text:span>, again as an average over the sentences. <text:span text:style-name="T16">The sentiment of each speech is a last feature.</text:span></text:p>
      <text:h text:style-name="P20" text:outline-level="1"><text:bookmark-start text:name="__RefHeading___Toc776_752984773"/><text:span text:style-name="T17">4</text:span><text:span text:style-name="T4">. </text:span><text:span text:style-name="T17">Methodology</text:span><text:bookmark-end text:name="__RefHeading___Toc776_752984773"/></text:h>
      <text:p text:style-name="Text_20_body"><text:span text:style-name="T17"/></text:p>
      <text:p text:style-name="P27"><text:span text:style-name="T17">T</text:span><text:span text:style-name="T4">he code is structured in five Python files: scraper, data_processing, features, extraction and classifier with features containing the methods for the feature extraction. The function of the individual files is going to be explained in the following paragraphs.</text:span></text:p>
      <text:h text:style-name="Heading_20_2" text:outline-level="2"><text:bookmark-start text:name="__RefHeading___Toc778_752984773"/><text:span text:style-name="T10">4</text:span>.1 <text:span text:style-name="T10">Data acquirement</text:span><text:bookmark-end text:name="__RefHeading___Toc778_752984773"/></text:h>
      <text:p text:style-name="P19"/>
      <text:p text:style-name="P19"/>
      <text:h text:style-name="Heading_20_2" text:outline-level="2"><text:bookmark-start text:name="__RefHeading___Toc780_752984773"/><text:span text:style-name="T10">4</text:span>.2 <text:span text:style-name="T10">Data processing</text:span><text:bookmark-end text:name="__RefHeading___Toc780_752984773"/></text:h>
      <text:p text:style-name="P19">Hier steht der Text des Unterkapitels 3.2 des Hauptteils.</text:p>
      <text:p text:style-name="P19"/>
      <text:h text:style-name="Heading_20_2" text:outline-level="2"><text:bookmark-start text:name="__RefHeading___Toc782_752984773"/><text:span text:style-name="T10">4</text:span>.3 <text:span text:style-name="T10">Feature extraction</text:span><text:bookmark-end text:name="__RefHeading___Toc782_752984773"/></text:h>
      <text:p text:style-name="P19">Hier steht der Text des Unterkapitels 3.3 des Hauptteils.</text:p>
      <text:p text:style-name="P19"/>
      <text:h text:style-name="Heading_20_2" text:outline-level="2"><text:bookmark-start text:name="__RefHeading___Toc845_3324465605"/><text:span text:style-name="T10">4</text:span>.4 <text:span text:style-name="T10">Classification</text:span><text:bookmark-end text:name="__RefHeading___Toc845_3324465605"/></text:h>
      <text:h text:style-name="P28" text:outline-level="1"><text:bookmark-start text:name="__RefHeading___Toc784_752984773"/><text:span text:style-name="T18">5</text:span>. <text:span text:style-name="T18">Outcomes and Discussion</text:span><text:bookmark-end text:name="__RefHeading___Toc784_752984773"/></text:h>
      <text:p text:style-name="P19">Hier steht der Text des dritten Kapitels deines Hauptteils. <text:span text:style-name="T19">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19"/>
      <text:h text:style-name="Heading_20_2" text:outline-level="2"><text:bookmark-start text:name="__RefHeading___Toc786_752984773"/><text:span text:style-name="T18">5</text:span>.1 Unterkapitel Hauptteil<text:bookmark-end text:name="__RefHeading___Toc786_752984773"/></text:h>
      <text:p text:style-name="P19">Hier steht der Text des Unterkapitels 4.1 des Hauptteils.</text:p>
      <text:h text:style-name="Heading_20_3" text:outline-level="3"><text:bookmark-start text:name="__RefHeading___Toc788_752984773"/>4.1.1 Unterkapitel Hauptteil<text:bookmark-end text:name="__RefHeading___Toc788_752984773"/></text:h>
      <text:p text:style-name="P19">Hier steht der Text des Unterkapitels 4.1.1 des Hauptteils.</text:p>
      <text:h text:style-name="Heading_20_3" text:outline-level="3"><text:bookmark-start text:name="__RefHeading___Toc790_752984773"/>4.1.2 Unterkapitel Hauptteil<text:bookmark-end text:name="__RefHeading___Toc790_752984773"/></text:h>
      <text:p text:style-name="P19">Hier steht der Text des Unterkapitels 4.1.2 des Hauptteils.</text:p>
      <text:h text:style-name="Heading_20_3" text:outline-level="3"><text:bookmark-start text:name="__RefHeading___Toc792_752984773"/>4.1.3 Unterkapitel Hauptteil<text:bookmark-end text:name="__RefHeading___Toc792_752984773"/></text:h>
      <text:p text:style-name="P19">Hier steht der Text des Unterkapitels 4.1.3 des Hauptteils.</text:p>
      <text:p text:style-name="P19"/>
      <text:h text:style-name="Heading_20_2" text:outline-level="2"><text:bookmark-start text:name="__RefHeading___Toc794_752984773"/>4.2 Unterkapitel Hauptteil<text:bookmark-end text:name="__RefHeading___Toc794_752984773"/></text:h>
      <text:p text:style-name="P19">Hier steht der Text des Unterkapitels 4.2 des Hauptteils.</text:p>
      <text:p text:style-name="P19"/>
      <text:h text:style-name="P29" text:outline-level="1"><text:bookmark-start text:name="__RefHeading___Toc867_3324465605"/>6. Limitations<text:bookmark-end text:name="__RefHeading___Toc867_3324465605"/></text:h>
      <text:p text:style-name="P30"/>
      <text:p text:style-name="P30">7. Future Work</text:p>
      <text:h text:style-name="P31" text:outline-level="1"><text:bookmark-start text:name="__RefHeading___Toc796_752984773"/><text:span text:style-name="T18">8</text:span>. <text:span text:style-name="T18">Conclusion</text:span><text:bookmark-end text:name="__RefHeading___Toc796_752984773"/></text:h>
      <text:p text:style-name="P19">Dein Fazit sollte etwa 5–10 % des gesamten Textes umfassen. </text:p>
      <text:p text:style-name="P32">Es sollte die folgenden Inhalte haben:</text:p>
      <text:list text:style-name="L1">
        <text:list-item>
          <text:p text:style-name="P33">Kurzer Rückblick auf die Arbeit: Was war deine Forschungsfrage und wie bist du vorgegangen, um sie zu beantworten?</text:p>
        </text:list-item>
        <text:list-item>
          <text:p text:style-name="P33">Darstellung der Ergebnisse</text:p>
        </text:list-item>
        <text:list-item>
          <text:p text:style-name="P33">Beantwortung der Forschungsfrage</text:p>
        </text:list-item>
        <text:list-item>
          <text:p text:style-name="P33">Ausblick auf weitere mögliche Forschungsarbeiten</text:p>
        </text:list-item>
      </text:list>
      <text:p text:style-name="P19"/>
      <text:p text:style-name="P34">Hinweis: Stelle hier keine neuen Informationen oder Beispiele vor, sondern fasse bereits Gesagtes sinnvoll zusammen. </text:p>
      <text:p text:style-name="P19"/>
      <text:p text:style-name="P19">Weitere Informationen zum Fazit findest du unter:</text:p>
      <text:p text:style-name="P19"><text:a xlink:type="simple" xlink:href="https://www.scribbr.de/hausarbeit/fazit-hausarbeit/" text:style-name="Internet_20_link" text:visited-style-name="Visited_20_Internet_20_Link"><text:span text:style-name="T4">So schreibst du das perfekte Hausarbeit Fazit – mit Beispiel</text:span></text:a></text:p>
      <text:p text:style-name="P19"/>
      <text:p text:style-name="P19"/>
      <text:p text:style-name="P19"/>
      <text:p text:style-name="P19"/>
      <text:p text:style-name="P19"/>
      <text:h text:style-name="P35" text:outline-level="1"><text:bookmark-start text:name="__RefHeading___Toc798_752984773"/>Literature<text:bookmark-end text:name="__RefHeading___Toc798_752984773"/></text:h>
      <text:p text:style-name="P19">Im Literaturverzeichnis listest du alle Quellen auf, die du genutzt hast und auf die du dich in deinem Text beziehst. Meistens erhältst du von deiner Universität Vorgaben, welchen Zitationsstil du verwenden musst. </text:p>
      <text:p text:style-name="P19"><text:span text:style-name="T19">Häufig genutzte Zitationsstile sind </text:span><text:a xlink:type="simple" xlink:href="https://www.scribbr.de/zitieren/apa-generator/" text:style-name="Internet_20_link" text:visited-style-name="Visited_20_Internet_20_Link">APA</text:a><text:span text:style-name="T20">,</text:span><text:span text:style-name="T19"> </text:span><text:a xlink:type="simple" xlink:href="https://www.scribbr.de/zitieren/harvard-generator/" text:style-name="Internet_20_link" text:visited-style-name="Visited_20_Internet_20_Link"><text:span text:style-name="T20">Harvard</text:span></text:a><text:span text:style-name="T19"> und die </text:span><text:a xlink:type="simple" xlink:href="https://www.scribbr.de/zitieren/fussnoten-generator/" text:style-name="Internet_20_link" text:visited-style-name="Visited_20_Internet_20_Link"><text:span text:style-name="T20">deutsche Zitierweise</text:span></text:a><text:span text:style-name="T19">. Unsere Zitier-Generatoren helfen dir beim Erstellen der Quellenangaben. </text:span></text:p>
      <text:h text:style-name="P36" text:outline-level="1"><text:bookmark-start text:name="__RefHeading___Toc802_752984773"/>Eidesstattliche Erklärung<text:bookmark-end text:name="__RefHeading___Toc802_752984773"/></text:h>
      <text:p text:style-name="P19"><text:span text:style-name="T4">Der Wortlaut der eidesstattlichen Erklärung wird dir meist von deinem Fachbereich vorgegeben. Wenn das nicht der Fall ist, findest du hier ein Beispiel: </text:span><text:a xlink:type="simple" xlink:href="https://www.scribbr.de/hausarbeit/eidesstattliche-erklaerung-hausarbeit/" text:style-name="Internet_20_link" text:visited-style-name="Visited_20_Internet_20_Link">Eidesstattliche Erklärung | Muster zum Download</text:a></text:p>
      <text:p text:style-name="P19">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19"/>
      <text:p text:style-name="P19">____________<text:span text:style-name="T21"> <text:s text:c="9"/></text:span><text:s text:c="36"/>____________<text:span text:style-name="T21"> <text:s text:c="9"/></text:span><text:s/></text:p>
      <text:p text:style-name="P19">Ort, Datum <text:s text:c="51"/>Unterschrift</text:p>
      <text:p text:style-name="P37"/>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T1" style:family="text">
      <style:text-properties officeooo:rsid="0008951c"/>
    </style:style>
    <style:style style:name="MT2" style:family="text">
      <style:text-properties officeooo:rsid="001f183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text:span text:style-name="MT2">Report</text:span><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 Report</text:p>
        <text:p text:style-name="Header"><text:tab/><text:tab/></text:p>
      </style:header>
      <style:footer>
        <text:p text:style-name="Footer">Name<text:tab/>Hausarbeit<text:tab/><text:page-number style:num-format="I" text:select-page="current">V</text:page-number></text:p>
      </style:footer>
    </style:master-page>
    <style:master-page style:name="Arabische_20_Seitenzahlen" style:display-name="Arabische Seitenzahlen" style:page-layout-name="Mpm6" draw:style-name="Mdp1">
      <style:header>
        <text:p text:style-name="MP1">Project Report</text:p>
        <text:p text:style-name="Header"><text:tab/><text:tab/></text:p>
      </style:header>
      <style:footer>
        <text:p text:style-name="Footer"><text:span text:style-name="MT2">Daniel Gelderblom</text:span><text:tab/><text:span text:style-name="MT2">Report</text:span><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4-14T10:40:16.539024788</dc:date>
    <meta:editing-duration>P4DT12H9M28S</meta:editing-duration>
    <meta:editing-cycles>32</meta:editing-cycles>
    <meta:generator>LibreOffice/24.8.6.2$Linux_X86_64 LibreOffice_project/480$Build-2</meta:generator>
    <meta:document-statistic meta:table-count="0" meta:image-count="2" meta:object-count="0" meta:page-count="11" meta:paragraph-count="120" meta:word-count="1147" meta:character-count="7819" meta:non-whitespace-character-count="6655"/>
  </office:meta>
</office:document-meta>
</file>